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Explication des relation entre entités</text:p>
      <text:p text:style-name="Standard"/>
      <text:p text:style-name="Standard"/>
      <text:p text:style-name="Standard">1/relation ville client</text:p>
      <text:p text:style-name="Standard"/>
      <text:p text:style-name="Standard">les entités client et ville sont relier a la relation habiter</text:p>
      <text:p text:style-name="Standard"/>
      <text:p text:style-name="Standard">les cardinalités pour cet relation sont :</text:p>
      <text:p text:style-name="Standard"><text:span text:style-name="T1">de ville ver client 0,n:</text:span> car dans une il peut y avoir 0 client minimum et plusieurs clients</text:p>
      <text:p text:style-name="P1">de client vers ville 1,1 : <text:span text:style-name="T2">car peut habiter dans une seul ville au minimum et 1 seule ville au maximum</text:span></text:p>
      <text:p text:style-name="P1"><text:span text:style-name="T2"/></text:p>
      <text:p text:style-name="P1"><text:span text:style-name="T2">dans le modèle logique de données l'id ville apparaîtra dans la table client <text:s/></text:span></text:p>
      <text:p text:style-name="P1"><text:span text:style-name="T2"/></text:p>
      <text:p text:style-name="P1"><text:span text:style-name="T2">2/relation client article</text:span></text:p>
      <text:p text:style-name="P1"><text:span text:style-name="T2"/></text:p>
      <text:p text:style-name="P1"><text:span text:style-name="T2">les entités client et article son relier a la relation choisir</text:span></text:p>
      <text:p text:style-name="P1"><text:span text:style-name="T2"/></text:p>
      <text:p text:style-name="P1"><text:span text:style-name="T2">les cardinalités pour cet relation sont :</text:span></text:p>
      <text:p text:style-name="Standard"><text:span text:style-name="T1">de client vers article 0,n:</text:span> car un client peut choisir 0 article comme il peut en choisir plusieurs</text:p>
      <text:p text:style-name="P1">d'article vers client 0,n :<text:span text:style-name="T2"> car un même article peut être choisie par 0 client ou par plusieurs client</text:span></text:p>
      <text:p text:style-name="P1"><text:span text:style-name="T2"/></text:p>
      <text:p text:style-name="P1"><text:span text:style-name="T2">Dans ce cas la, la relation deviendra elle-même une entités qui recevra les id de l'entité client et de l’entité articl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andre chevalier</meta:initial-creator>
    <meta:creation-date>2018-08-05T19:36:49.25</meta:creation-date>
    <meta:document-statistic meta:table-count="0" meta:image-count="0" meta:object-count="0" meta:page-count="1" meta:paragraph-count="13" meta:word-count="157" meta:character-count="887"/>
    <dc:date>2018-08-05T19:55:12.64</dc:date>
    <dc:creator>alexandre chevalier</dc:creator>
    <meta:editing-duration>PT3M2S</meta:editing-duration>
    <meta:editing-cycles>1</meta:editing-cycles>
    <meta:generator>OpenOffice/4.1.5$Win32 OpenOffice.org_project/415m1$Build-9789</meta:generator>
  </office:meta>
</office:document-meta>
</file>